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23d9f" officeooo:paragraph-rsid="00023d9f"/>
    </style:style>
    <style:style style:name="P2" style:family="paragraph" style:parent-style-name="Standard">
      <style:text-properties style:text-underline-style="none" officeooo:rsid="00023d9f" officeooo:paragraph-rsid="00023d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mière partie : insertion</text:p>
      <text:p text:style-name="P1"/>
      <text:p text:style-name="P1">1 :</text:p>
      <text:p text:style-name="P2">INSERT INTO Abonné ( Nom_Abonné, Prénom_Abonné,</text:p>
      <text:p text:style-name="P2">Age_Abonné )</text:p>
      <text:p text:style-name="P2">VALUES ( 'Maxim', 'Lyoen', 2002 )</text:p>
      <text:p text:style-name="P2"/>
      <text:p text:style-name="P1">2 :</text:p>
      <text:p text:style-name="P2">INSERT INTO Abonné ( Nom_Abonné, Prénom_Abonné,</text:p>
      <text:p text:style-name="P2">Code_Pays )</text:p>
      <text:p text:style-name="P2">VALUES ( 'leo', 'jb',(select Code_Pays from Pays where Nom_Pays = 'Allemagne'))</text:p>
      <text:p text:style-name="P1"/>
      <text:p text:style-name="P1">3 :</text:p>
      <text:p text:style-name="P2">INSERT INTO Emprunter (Code_Abonné, Date_Emprunt ,Code_Album)</text:p>
      <text:p text:style-name="P2"><text:s text:c="3"/>(select '40042413',GETDATE(),Code_Album FROM Album INNER JOIN Editeur ON Album.Code_Editeur = Editeur.Code_Editeur INNER JOIN Pays ON Editeur.Code_Pays = Pays.Code_Pays WHERE Nom_Pays = 'France')</text:p>
      <text:p text:style-name="P1"/>
      <text:p text:style-name="P1">4 :</text:p>
      <text:p text:style-name="P1"/>
      <text:p text:style-name="P1">5 :</text:p>
      <text:p text:style-name="P1"/>
      <text:p text:style-name="P1">6 :</text:p>
      <text:p text:style-name="P1"/>
      <text:p text:style-name="P1">Deuxième partie : modification</text:p>
      <text:p text:style-name="P1"/>
      <text:p text:style-name="P1">1 :</text:p>
      <text:p text:style-name="P1"/>
      <text:p text:style-name="P1">2 :</text:p>
      <text:p text:style-name="P1"/>
      <text:p text:style-name="P1">3 :</text:p>
      <text:p text:style-name="P1"/>
      <text:p text:style-name="P1">Troisième partie : suppression</text:p>
      <text:p text:style-name="P1"/>
      <text:p text:style-name="P1">1 :</text:p>
      <text:p text:style-name="P1"/>
      <text:p text:style-name="P1">2 :</text:p>
      <text:p text:style-name="P1"/>
      <text:p text:style-name="P1">3 :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6T08:57:13.840000000</meta:creation-date>
    <dc:date>2020-12-16T09:48:15.191000000</dc:date>
    <meta:editing-duration>PT30M41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3" meta:word-count="97" meta:character-count="611" meta:non-whitespace-character-count="534"/>
  </office:meta>
</office:document-meta>
</file>